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100006CBA00004CE59B270192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DejaVu Sans1" fo:font-size="12pt"/>
    </style:style>
    <style:style style:name="P2" style:family="paragraph" style:parent-style-name="Table_20_Contents">
      <style:paragraph-properties fo:text-align="center" style:justify-single-word="false"/>
      <style:text-properties style:font-name="DejaVu Sans1"/>
    </style:style>
    <style:style style:name="P3" style:family="paragraph" style:parent-style-name="Table_20_Contents">
      <style:text-properties fo:color="#b3b3b3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color="#999999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DejaVu Sans1" fo:font-size="12pt"/>
    </style:style>
    <style:style style:name="P6" style:family="paragraph" style:parent-style-name="Table_20_Contents">
      <style:paragraph-properties fo:text-align="center" style:justify-single-word="false"/>
      <style:text-properties fo:color="#b3b3b3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5.881cm, 4.17cm, 5.881cm, 4.0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DejaVu Sans" fo:font-size="12pt" fo:language="en" fo:country="US" style:font-name-asian="Bitstream Vera Sans" style:font-size-asian="12pt" style:language-asian="en" style:country-asian="US" style:font-name-complex="DejaVu Sans2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02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02cm" style:rel-column-width="32768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1" style:family="table">
      <style:table-properties style:width="17.002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02cm" style:rel-column-width="32768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DejaVu Sans1" fo:font-size="12pt"/>
    </style:style>
    <style:style style:name="MP2" style:family="paragraph" style:parent-style-name="Table_20_Contents">
      <style:paragraph-properties fo:text-align="center" style:justify-single-word="false"/>
      <style:text-properties style:font-name="DejaVu Sans1"/>
    </style:style>
    <style:style style:name="MP3" style:family="paragraph" style:parent-style-name="Table_20_Contents">
      <style:text-properties fo:color="#b3b3b3" fo:font-size="10pt" fo:font-style="italic" style:font-size-asian="10pt" style:font-style-asian="italic" style:font-size-complex="10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color="#999999" fo:font-size="10pt" fo:font-style="italic" style:font-size-asian="10pt" style:font-style-asian="italic" style:font-size-complex="10pt" style:font-style-complex="italic"/>
    </style:style>
    <style:style style:name="MP5" style:family="paragraph" style:parent-style-name="Table_20_Contents">
      <style:paragraph-properties fo:text-align="center" style:justify-single-word="false"/>
      <style:text-properties fo:color="#b3b3b3" fo:font-size="10pt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5.881cm, 4.17cm, 5.881cm, 4.00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Mfr1" draw:name="graphics1" text:anchor-type="paragraph" svg:width="6.001cm" svg:height="2.379cm" draw:z-index="0"><draw:image xlink:href="Pictures/2000000100006CBA00004CE59B270192.svg" xlink:type="simple" xlink:show="embed" xlink:actuate="onLoad"/></draw:frame></text:p>
            </table:table-cell>
            <table:table-cell table:style-name="Table3.B1" office:value-type="string">
              <text:p text:style-name="MP1">PLG_TITLE1</text:p>
              <text:p text:style-name="MP2"/>
              <text:p text:style-name="MP1">PLG_TITLE2</text:p>
            </table:table-cell>
          </table:table-row>
        </table:table>
      </style:header>
      <style:footer>
        <table:table table:name="Table1" table:style-name="Table1"><table:table-column table:style-name="Table1.A"/><table:table-column table:style-name="Table1.B"/><table:table-row><table:table-cell table:style-name="Table1.A1" office:value-type="string"><text:p text:style-name="MP3">Tag: PLG_TAGNUM</text:p></table:table-cell><table:table-cell table:style-name="Table1.A1" office:value-type="string"><text:p text:style-name="MP4">Pág. <text:page-number text:select-page="current">1</text:page-number>/<text:page-count>1</text:page-count></text:p></table:table-cell></table:table-row>PLG_PRIVATEMSGPLG_DRAFTMSG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LG_GENERATOR</meta:generator>
    <meta:initial-creator>PLG_INITIALCREATOR</meta:initial-creator>
    <meta:creation-date>PLG_CREATIONDATE</meta:creation-date>
    <dc:date>PLG_DATE</dc:date>
    <dc:creator>PLG_CREATOR</dc:creator>
    <dc:title>PLG_TITLE1</dc:title>
  </office:meta>
</office:document-meta>
</file>